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089D000006A2010885C4.svm"/>
  <manifest:file-entry manifest:media-type="" manifest:full-path="Pictures/2000000100000692000009EF5E7A141E.svm"/>
  <manifest:file-entry manifest:media-type="" manifest:full-path="Pictures/2000000100000A9C000006A2D1802F4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P1" style:family="paragraph">
      <style:text-properties fo:font-size="8pt" style:font-size-asian="8pt" style:font-size-complex="8pt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3" style:family="paragraph">
      <style:paragraph-properties fo:text-align="end"/>
      <style:text-properties fo:font-size="8pt" style:font-size-asian="8pt" style:font-size-complex="8pt"/>
    </style:style>
    <style:style style:name="P4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5" style:family="paragraph">
      <style:paragraph-properties fo:text-align="center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739cm" svg:height="0.696cm" svg:x="1.166cm" svg:y="1.651cm">
          <draw:text-box>
            <text:p text:style-name="P1"><text:span text:style-name="T1">پتہ</text:span></text:p>
          </draw:text-box>
        </draw:frame>
        <draw:frame draw:style-name="gr1" draw:text-style-name="P4" draw:layer="layout" svg:width="1.023cm" svg:height="1.141cm" svg:x="2.025cm" svg:y="1.397cm">
          <draw:text-box>
            <text:p text:style-name="P3"><text:span text:style-name="T1">ذخیرہ</text:span></text:p>
            <text:p text:style-name="P3"><text:span text:style-name="T1">مواد</text:span></text:p>
          </draw:text-box>
        </draw:frame>
        <draw:frame draw:style-name="gr2" draw:text-style-name="P5" draw:layer="layout" svg:width="1.681cm" svg:height="2.542cm" svg:x="1.397cm" svg:y="1.522cm">
          <draw:image xlink:href="Pictures/2000000100000692000009EF5E7A141E.svm" xlink:type="simple" xlink:show="embed" xlink:actuate="onLoad">
            <text:p/>
          </draw:image>
        </draw:frame>
        <draw:frame draw:style-name="gr2" draw:text-style-name="P5" draw:layer="layout" svg:width="2.204cm" svg:height="1.697cm" svg:x="5.162cm" svg:y="2.875cm">
          <draw:image xlink:href="Pictures/200000010000089D000006A2010885C4.svm" xlink:type="simple" xlink:show="embed" xlink:actuate="onLoad">
            <text:p/>
          </draw:image>
        </draw:frame>
        <draw:frame draw:style-name="gr2" draw:text-style-name="P5" draw:layer="layout" svg:width="2.715cm" svg:height="1.697cm" svg:x="4.651cm" svg:y="0.508cm">
          <draw:image xlink:href="Pictures/2000000100000A9C000006A2D1802F41.svm" xlink:type="simple" xlink:show="embed" xlink:actuate="onLoad">
            <text:p/>
          </draw:image>
        </draw:frame>
        <draw:line draw:style-name="gr3" draw:text-style-name="P5" draw:layer="layout" svg:x1="7.366cm" svg:y1="1.905cm" svg:x2="7.366cm" svg:y2="3.048cm">
          <text:p/>
        </draw:line>
        <draw:line draw:style-name="gr3" draw:text-style-name="P5" draw:layer="layout" svg:x1="5.538cm" svg:y1="2.016cm" svg:x2="5.538cm" svg:y2="3.159cm">
          <text:p/>
        </draw:line>
        <draw:line draw:style-name="gr4" draw:text-style-name="P5" draw:layer="layout" svg:x1="5.214cm" svg:y1="2.283cm" svg:x2="5.214cm" svg:y2="2.817cm">
          <text:p/>
        </draw:line>
        <draw:line draw:style-name="gr4" draw:text-style-name="P5" draw:layer="layout" svg:x1="6.462cm" svg:y1="2.244cm" svg:x2="6.462cm" svg:y2="2.7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09T17:05:33</dc:date>
    <dc:creator>kkk </dc:creator>
    <meta:generator>LibreOffice/3.3$Linux LibreOffice_project/330m19$Build-401</meta:generator>
    <meta:editing-duration>PT9H20M18S</meta:editing-duration>
    <meta:editing-cycles>44</meta:editing-cycles>
    <meta:document-statistic meta:object-count="9"/>
  </office:meta>
</office:document-meta>
</file>